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b62" officeooo:paragraph-rsid="001ebb6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entifikasi Masalah</text:p>
      <text:p text:style-name="P1"/>
      <text:p text:style-name="P1">Mengembangkan Hipotesis</text:p>
      <text:p text:style-name="P1"/>
      <text:p text:style-name="P1">Implementasi Varian Berdasarkan Hipotesis</text:p>
      <text:p text:style-name="P1"/>
      <text:p text:style-name="P1">Analisis Hasil Penguji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0:31:21.318612477</meta:creation-date>
    <meta:generator>LibreOffice/5.1.6.2$Linux_X86_64 LibreOffice_project/10m0$Build-2</meta:generator>
    <dc:date>2018-01-17T10:33:53.377927301</dc:date>
    <meta:editing-duration>PT2M31S</meta:editing-duration>
    <meta:editing-cycles>2</meta:editing-cycles>
    <meta:document-statistic meta:table-count="0" meta:image-count="0" meta:object-count="0" meta:page-count="1" meta:paragraph-count="4" meta:word-count="11" meta:character-count="108" meta:non-whitespace-character-count="101"/>
  </office:meta>
</office:document-meta>
</file>